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75176"/>
    </style:style>
    <style:style style:name="P2" style:family="paragraph" style:parent-style-name="Standard">
      <style:paragraph-properties fo:text-align="center" style:justify-single-word="false"/>
      <style:text-properties officeooo:rsid="0015d198" officeooo:paragraph-rsid="0015d198"/>
    </style:style>
    <style:style style:name="P3" style:family="paragraph" style:parent-style-name="Standard">
      <style:paragraph-properties fo:text-align="start" style:justify-single-word="false"/>
      <style:text-properties officeooo:rsid="0015d198" officeooo:paragraph-rsid="0015d198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5.75pt" officeooo:rsid="0015d198" officeooo:paragraph-rsid="0015d198"/>
    </style:style>
    <style:style style:name="P5" style:family="paragraph" style:parent-style-name="Standard">
      <style:text-properties style:font-name="sans-serif" fo:font-size="12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2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2pt" officeooo:paragraph-rsid="00169e29"/>
    </style:style>
    <style:style style:name="P8" style:family="paragraph" style:parent-style-name="Standard">
      <style:text-properties style:font-name="sans-serif" fo:font-size="10.5pt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5d198"/>
    </style:style>
    <style:style style:name="T4" style:family="text">
      <style:text-properties style:font-name="sans-serif" fo:font-size="12pt"/>
    </style:style>
    <style:style style:name="T5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at's the</text:p>
      <text:p text:style-name="P2">Starship Cynthia Westcott!</text:p>
      <text:p text:style-name="P2">It's run by two <text:span text:style-name="T1">of the Universe's best</text:span></text:p>
      <text:p text:style-name="P2"><text:span text:style-name="T2">growers, Yellow and Blue. They are on a mission to preserve</text:span></text:p>
      <text:p text:style-name="P2"><text:span text:style-name="T2"><text:s/>the rarest and most endangered plants in the universe, no matter the cost!</text:span></text:p>
      <text:p text:style-name="P2"><text:span text:style-name="T2"/></text:p>
      <text:p text:style-name="P3"><text:span text:style-name="T2">&lt;link href="https://fonts.googleapis.com/css?family=Indie+Flower|Luckiest+Guy|Sigmar+One" rel="stylesheet"&gt; </text:span></text:p>
      <text:p text:style-name="P2"><text:span text:style-name="T2"/></text:p>
      <text:p text:style-name="P1"><text:span text:style-name="T3">font-family: 'Indie Flower', cursive; </text:span></text:p>
      <text:p text:style-name="P1">font-family: 'Luckiest Guy', cursive; </text:p>
      <text:p text:style-name="P1">font-family: 'Sigmar One', cursive; </text:p>
      <text:p text:style-name="P3"><text:span text:style-name="T2"/></text:p>
      <text:p text:style-name="P2"><text:span text:style-name="T2"/></text:p>
      <text:p text:style-name="P4"><text:span text:style-name="T2">Cynthia Westcott (1898-1983).</text:span></text:p>
      <text:p text:style-name="P7">Westcott received a PhD from Cornell</text:p>
      <text:p text:style-name="P7">Univ., then became the first professional</text:p>
      <text:p text:style-name="P9">“<text:span text:style-name="T4">Plant Doctor” for 50 gardens a week around</text:span></text:p>
      <text:p text:style-name="P6">Glen Ridge, N.J. (Westcott, 1957). Westcott’s</text:p>
      <text:p text:style-name="P6">first book, in 1937, was The Plant Doctor, </text:p>
      <text:p text:style-name="P6">a calendar of pest control for the Northeast. In</text:p>
      <text:p text:style-name="P6">1946 she published The Gardener’s Bug Book,</text:p>
      <text:p text:style-name="P5">still a classic, even though she was self-taught</text:p>
      <text:p text:style-name="P5">in entomology. Her Plant Disease Handbook</text:p>
      <text:p text:style-name="P5">is still a standard reference. Her most popular</text:p>
      <text:p text:style-name="P5">book was Anyone Can Grow Roses.</text:p>
      <text:p text:style-name="P5"><text:tab/>In 1943, Westcott went to work for the</text:p>
      <text:p text:style-name="P5">U.S. Dept. of Agriculture on azalea-petal</text:p>
      <text:p text:style-name="P5">blight, a devastating disease in the South. She</text:p>
      <text:p text:style-name="P5">was hired for the position because men were</text:p>
      <text:p text:style-name="P5">not allowed to work on ornamental plants in</text:p>
      <text:p text:style-name="P5">wartime and was told “We don’t really expect</text:p>
      <text:p text:style-name="P5">you to get anywhere” (Black, 1975). She</text:p>
      <text:p text:style-name="P5">single-handedly solved the problem, then</text:p>
      <text:p text:style-name="P5">began a personal crusade to teach the industry,</text:p>
      <text:p text:style-name="P5">the public, and the authorities what to do.</text:p>
      <text:p text:style-name="P5">Her major professor, H.H. Whetzel, wrote</text:p>
      <text:p text:style-name="P5">about her, success, “It is with a great deal of</text:p>
      <text:p text:style-name="P5">pride that I learn that one of my old students</text:p>
      <text:p text:style-name="P5">and assistants has put it over on the boys who</text:p>
      <text:p text:style-name="P5">heretofore worked on the azalea blight”</text:p>
      <text:p text:style-name="P5">(Black, 1975). Westcott received many awards</text:p>
      <text:p text:style-name="P5">and was named a Fellow of the American</text:p>
      <text:p text:style-name="P5">Phytopathological Society.</text:p>
      <text:p text:style-name="P5"/>
      <text:p text:style-name="P6"/>
      <text:p text:style-name="P6"><text:soft-page-break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7:43:37.761000000</meta:creation-date>
    <dc:date>2018-02-14T09:48:29.673000000</dc:date>
    <meta:editing-duration>PT1H49M41S</meta:editing-duration>
    <meta:editing-cycles>2</meta:editing-cycles>
    <meta:generator>LibreOffice/5.0.0.5$Windows_x86 LibreOffice_project/1b1a90865e348b492231e1c451437d7a15bb262b</meta:generator>
    <meta:document-statistic meta:table-count="0" meta:image-count="0" meta:object-count="0" meta:page-count="2" meta:paragraph-count="39" meta:word-count="265" meta:character-count="1675" meta:non-whitespace-character-count="1442"/>
  </office:meta>
</office:document-meta>
</file>